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685cm"/>
    </style:style>
    <style:style style:name="co3" style:family="table-column">
      <style:table-column-properties fo:break-before="auto" style:column-width="17.610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CELL</text:p>
          </table:table-cell>
          <table:table-cell office:value-type="string" table:style-name="ce2">
            <text:p>NORTH</text:p>
          </table:table-cell>
          <table:table-cell office:value-type="string" table:style-name="ce2">
            <text:p>SOUTH</text:p>
          </table:table-cell>
          <table:table-cell office:value-type="string" table:style-name="ce2">
            <text:p>WEST</text:p>
          </table:table-cell>
          <table:table-cell office:value-type="string" table:style-name="ce2">
            <text:p>EAST</text:p>
          </table:table-cell>
          <table:table-cell office:value-type="string" table:style-name="ce2">
            <text:p>UP</text:p>
          </table:table-cell>
          <table:table-cell office:value-type="string" table:style-name="ce2">
            <text:p>DOWN</text:p>
          </table:table-cell>
          <table:table-cell office:value-type="string" table:style-name="ce2">
            <text:p>ITEM</text:p>
          </table:table-cell>
          <table:table-cell office:value-type="string" table:style-name="ce2">
            <text:p>TRESURE</text:p>
          </table:table-cell>
          <table:table-cell office:value-type="string" table:style-name="ce2">
            <text:p>DESCRIPTION</text:p>
          </table:table-cell>
          <table:table-cell table:number-columns-repeated="1637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2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Bem vido à Vila Sunshine, desejamos lhe a maior sorte para a sua missão!</text:p>
          </table:table-cell>
          <table:table-cell table:number-columns-repeated="1637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-1" table:style-name="ce3">
            <text:p>-1</text:p>
          </table:table-cell>
          <table:table-cell office:value-type="float" office:value="2" table:style-name="ce3">
            <text:p>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Neste mumento soldado encontraste entre duas arenas, entra lá e descobre o que se passa!</text:p>
          </table:table-cell>
          <table:table-cell table:number-columns-repeated="16374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Nesta arena podes encontrar uma armadura que te vai dar mais HP</text:p>
          </table:table-cell>
          <table:table-cell table:number-columns-repeated="16374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3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Nesta arena podes encontrar uma armadura que te vai dar mais DANO</text:p>
          </table:table-cell>
          <table:table-cell table:number-columns-repeated="16374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Chegaste a um crusamento podes continar em frente para chegar a arena PRINCIPAL ou ir por um caminho maior</text:p>
          </table:table-cell>
          <table:table-cell table:number-columns-repeated="1637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22" table:style-name="ce3">
            <text:p>22</text:p>
          </table:table-cell>
          <table:table-cell office:value-type="float" office:value="5" table:style-name="ce3">
            <text:p>5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Por este caminho vais pela direita</text:p>
          </table:table-cell>
          <table:table-cell table:number-columns-repeated="16374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4" table:style-name="ce3">
            <text:p>4</text:p>
          </table:table-cell>
          <table:table-cell office:value-type="float" office:value="17" table:style-name="ce3">
            <text:p>17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Por este caminho vais pela esquerda</text:p>
          </table:table-cell>
          <table:table-cell table:number-columns-repeated="16374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Neste mumento soldado encontraste entre duas arenas, entra lá e descobre o que se passa!</text:p>
          </table:table-cell>
          <table:table-cell table:number-columns-repeated="16374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7" table:style-name="ce3">
            <text:p>7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Nesta arena exite uma besta feroz que tens de eliminar!!!</text:p>
          </table:table-cell>
          <table:table-cell table:number-columns-repeated="16374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7" table:style-name="ce3">
            <text:p>7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Nesta arena vais poder sentir o poder de uma criatura quase tão poderoza como o rei dos monstros</text:p>
          </table:table-cell>
          <table:table-cell table:number-columns-repeated="16374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-1" table:style-name="ce3">
            <text:p>-1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Neste mumento soldado ou sobes as escadas e entras na arena principal ou desistes, a escolha é tua</text:p>
          </table:table-cell>
          <table:table-cell table:number-columns-repeated="16374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4" table:style-name="ce3">
            <text:p>14</text:p>
          </table:table-cell>
          <table:table-cell office:value-type="float" office:value="10" table:style-name="ce3">
            <text:p>10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Por este caminho vais pela direita</text:p>
          </table:table-cell>
          <table:table-cell table:number-columns-repeated="16374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Por este caminho vais pela esquerda</text:p>
          </table:table-cell>
          <table:table-cell table:number-columns-repeated="16374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Muitos parabens pela tua CORAGEM !!! E boa sorte para o teu desafio soldado</text:p>
          </table:table-cell>
          <table:table-cell table:number-columns-repeated="16374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-1" table:style-name="ce3">
            <text:p>-1</text:p>
          </table:table-cell>
          <table:table-cell office:value-type="float" office:value="23" table:style-name="ce3">
            <text:p>23</text:p>
          </table:table-cell>
          <table:table-cell office:value-type="float" office:value="-1" table:style-name="ce3">
            <text:p>-1</text:p>
          </table:table-cell>
          <table:table-cell office:value-type="float" office:value="11" table:style-name="ce3">
            <text:p>1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Estas num beco ou vias em direção há saida da vila ou voltas para tras</text:p>
          </table:table-cell>
          <table:table-cell table:number-columns-repeated="16374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-1" table:style-name="ce3">
            <text:p>-1</text:p>
          </table:table-cell>
          <table:table-cell office:value-type="float" office:value="16" table:style-name="ce3">
            <text:p>16</text:p>
          </table:table-cell>
          <table:table-cell office:value-type="float" office:value="12" table:style-name="ce3">
            <text:p>1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Estas num beco ou vias em direção há saida da vila ou voltas para tras</text:p>
          </table:table-cell>
          <table:table-cell table:number-columns-repeated="16374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float" office:value="17" table:style-name="ce3">
            <text:p>17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Nesta rua ou voltas para tras ou continuas em direção saida da vila</text:p>
          </table:table-cell>
          <table:table-cell table:number-columns-repeated="16374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office:value-type="float" office:value="6" table:style-name="ce3">
            <text:p>6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Chegaste a meio da cidade do lado este</text:p>
          </table:table-cell>
          <table:table-cell table:number-columns-repeated="16374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float" office:value="19" table:style-name="ce3">
            <text:p>19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Ou voltas para a saida da vila ou vias em direção ao rei do montro</text:p>
          </table:table-cell>
          <table:table-cell table:number-columns-repeated="16374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float" office:value="-1" table:style-name="ce3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Tem coraje e vai em frente teras grandes reconpensas</text:p>
          </table:table-cell>
          <table:table-cell table:number-columns-repeated="16374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0" table:style-name="ce3">
            <text:p>0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Tem coraje e vai em frente teras grandes reconpensas</text:p>
          </table:table-cell>
          <table:table-cell table:number-columns-repeated="16374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0" table:style-name="ce3">
            <text:p>20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Ou voltas para a saida da vila ou vias em direção ao rei do montro</text:p>
          </table:table-cell>
          <table:table-cell table:number-columns-repeated="16374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1" table:style-name="ce3">
            <text:p>21</text:p>
          </table:table-cell>
          <table:table-cell office:value-type="float" office:value="-1" table:style-name="ce3">
            <text:p>-1</text:p>
          </table:table-cell>
          <table:table-cell office:value-type="float" office:value="5" table:style-name="ce3">
            <text:p>5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Chegaste a meio da cidade do lado oeste</text:p>
          </table:table-cell>
          <table:table-cell table:number-columns-repeated="16374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4" table:style-name="ce3">
            <text:p>14</text:p>
          </table:table-cell>
          <table:table-cell office:value-type="float" office:value="22" table:style-name="ce3">
            <text:p>2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string" table:style-name="ce4">
            <text:p>Estas num beco ou vias em direção há saida da vila ou voltas para tras</text:p>
          </table:table-cell>
          <table:table-cell table:number-columns-repeated="16374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Folha1.A1:Folha1.J25" table:name="Tabela2" table:display-filter-buttons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Tiago Campos</meta:initial-creator>
    <dc:creator>Tiago Campos</dc:creator>
    <meta:creation-date>2017-11-13T14:47:41Z</meta:creation-date>
    <dc:date>2017-11-13T19:56:26Z</dc:date>
  </office:meta>
</office:document-meta>
</file>